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8cm"/>
      <style:paragraph-properties style:writing-mode="lr-tb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7cm" fo:min-width="0.6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7cm" fo:min-width="1.82cm"/>
      <style:paragraph-properties style:writing-mode="lr-tb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7cm" fo:min-width="0.504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3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="none" draw:fill-color="#ffffff"/>
    </style:style>
    <style:style style:name="T1" style:family="text">
      <style:text-properties style:text-position="-8%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4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24cm" svg:height="0.975cm" svg:x="1.916cm" svg:y="2.522cm">
          <draw:text-box>
            <text:p>($s<text:span text:style-name="T1">1</text:span> $p<text:span text:style-name="T1">1</text:span> $o<text:span text:style-name="T1">1</text:span> .)</text:p>
          </draw:text-box>
        </draw:frame>
        <draw:frame draw:style-name="gr2" draw:text-style-name="P1" draw:layer="layout" svg:width="4.524cm" svg:height="0.993cm" svg:x="6.524cm" svg:y="2.556cm">
          <draw:text-box>
            <text:p>($s<text:span text:style-name="T1">2</text:span> $p<text:span text:style-name="T1">2</text:span> $o<text:span text:style-name="T1">2</text:span> .)</text:p>
          </draw:text-box>
        </draw:frame>
        <draw:frame draw:style-name="gr3" draw:text-style-name="P1" draw:layer="layout" svg:width="5.886cm" svg:height="1.008cm" svg:x="14.579cm" svg:y="2.456cm">
          <draw:text-box>
            <text:p><text:span text:style-name="T2">(</text:span>$s<text:span text:style-name="T1">0</text:span> $p<text:span text:style-name="T1">0</text:span> $o<text:span text:style-name="T1">0</text:span> .)</text:p>
          </draw:text-box>
        </draw:frame>
        <draw:custom-shape draw:style-name="gr4" draw:text-style-name="P3" draw:layer="layout" svg:width="1.581cm" svg:height="0.757cm" svg:x="5.834cm" svg:y="4.187cm">
          <text:p text:style-name="P2">=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196cm" svg:height="0.962cm" svg:x="9.415cm" svg:y="5.129cm">
          <draw:text-box>
            <text:p>rdfs:subClassOf</text:p>
          </draw:text-box>
        </draw:frame>
        <draw:frame draw:style-name="gr5" draw:text-style-name="P1" draw:layer="layout" svg:width="3.195cm" svg:height="0.962cm" svg:x="1cm" svg:y="5.063cm">
          <draw:text-box>
            <text:p>rdf:type</text:p>
          </draw:text-box>
        </draw:frame>
        <draw:frame draw:style-name="gr5" draw:text-style-name="P1" draw:layer="layout" svg:width="3.195cm" svg:height="0.962cm" svg:x="15.235cm" svg:y="5.852cm">
          <draw:text-box>
            <text:p>rdf:type</text:p>
          </draw:text-box>
        </draw:frame>
        <draw:custom-shape draw:style-name="gr4" draw:text-style-name="P3" draw:layer="layout" svg:width="1.581cm" svg:height="0.757cm" svg:x="3.764cm" svg:y="4.119cm">
          <text:p text:style-name="P2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1cm" svg:height="0.757cm" svg:x="7.919cm" svg:y="4.188cm">
          <text:p text:style-name="P2">=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8cm" svg:height="0.757cm" svg:x="5.094cm" svg:y="5.65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418cm" svg:height="0.757cm" draw:transform="skewX (0.0303687289847013) translate (15.73cm 4.305cm)">
          <text:p text:style-name="P4"><text:span text:style-name="T3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.674cm" svg:y1="2.657cm" svg:x2="2.674cm" svg:y2="1.396cm">
          <text:p/>
        </draw:line>
        <draw:line draw:style-name="gr8" draw:text-style-name="P6" draw:layer="layout" svg:x1="2.69cm" svg:y1="1.413cm" svg:x2="15.37cm" svg:y2="1.413cm">
          <text:p/>
        </draw:line>
        <draw:line draw:style-name="gr9" draw:text-style-name="P6" draw:layer="layout" svg:x1="15.353cm" svg:y1="1.396cm" svg:x2="15.387cm" svg:y2="2.641cm">
          <text:p/>
        </draw:line>
        <draw:line draw:style-name="gr8" draw:text-style-name="P6" draw:layer="layout" svg:x1="9.535cm" svg:y1="2.81cm" svg:x2="9.535cm" svg:y2="1.549cm">
          <text:p/>
        </draw:line>
        <draw:line draw:style-name="gr8" draw:text-style-name="P6" draw:layer="layout" svg:x1="9.501cm" svg:y1="1.564cm" svg:x2="17.573cm" svg:y2="1.548cm">
          <text:p/>
        </draw:line>
        <draw:line draw:style-name="gr9" draw:text-style-name="P6" draw:layer="layout" svg:x1="17.573cm" svg:y1="1.513cm" svg:x2="17.565cm" svg:y2="2.556cm">
          <text:p/>
        </draw:line>
        <draw:line draw:style-name="gr10" draw:text-style-name="P7" draw:layer="layout" svg:x1="16.447cm" svg:y1="6.037cm" svg:x2="16.464cm" svg:y2="5.129cm">
          <text:p/>
        </draw:line>
        <draw:line draw:style-name="gr10" draw:text-style-name="P6" draw:layer="layout" svg:x1="16.467cm" svg:y1="4.256cm" svg:x2="16.484cm" svg:y2="3.348cm">
          <text:p/>
        </draw:line>
        <draw:line draw:style-name="gr11" draw:text-style-name="P6" draw:layer="layout" svg:x1="3.952cm" svg:y1="3.515cm" svg:x2="4.322cm" svg:y2="4.086cm">
          <text:p/>
        </draw:line>
        <draw:line draw:style-name="gr12" draw:text-style-name="P6" draw:layer="layout" svg:x1="3.077cm" svg:y1="5.196cm" svg:x2="3.868cm" svg:y2="4.826cm">
          <text:p/>
        </draw:line>
        <draw:line draw:style-name="gr13" draw:text-style-name="P6" draw:layer="layout" svg:x1="5.23cm" svg:y1="3.498cm" svg:x2="5.986cm" svg:y2="4.171cm">
          <text:p/>
        </draw:line>
        <draw:line draw:style-name="gr14" draw:text-style-name="P6" draw:layer="layout" svg:x1="7.466cm" svg:y1="3.447cm" svg:x2="6.995cm" svg:y2="4.12cm">
          <text:p/>
        </draw:line>
        <draw:line draw:style-name="gr15" draw:text-style-name="P6" draw:layer="layout" svg:x1="8.442cm" svg:y1="3.464cm" svg:x2="8.694cm" svg:y2="4.086cm">
          <text:p/>
        </draw:line>
        <draw:line draw:style-name="gr16" draw:text-style-name="P6" draw:layer="layout" svg:x1="10.039cm" svg:y1="5.23cm" svg:x2="9.434cm" svg:y2="4.877cm">
          <text:p/>
        </draw:line>
        <draw:line draw:style-name="gr17" draw:text-style-name="P6" draw:layer="layout" svg:x1="4.826cm" svg:y1="4.944cm" svg:x2="5.532cm" svg:y2="5.617cm">
          <text:p/>
        </draw:line>
        <draw:line draw:style-name="gr18" draw:text-style-name="P6" draw:layer="layout" svg:x1="6.642cm" svg:y1="5.028cm" svg:x2="6.71cm" svg:y2="5.583cm">
          <text:p/>
        </draw:line>
        <draw:line draw:style-name="gr19" draw:text-style-name="P6" draw:layer="layout" svg:x1="8.324cm" svg:y1="5.062cm" svg:x2="7.87cm" svg:y2="5.566cm">
          <text:p/>
        </draw:line>
        <draw:line draw:style-name="gr20" draw:text-style-name="P6" draw:layer="layout" svg:x1="14.933cm" svg:y1="4.742cm" svg:x2="15.723cm" svg:y2="4.726cm">
          <text:p/>
        </draw:line>
        <draw:line draw:style-name="gr8" draw:text-style-name="P6" draw:layer="layout" svg:x1="14.899cm" svg:y1="4.759cm" svg:x2="14.882cm" svg:y2="7.517cm">
          <text:p/>
        </draw:line>
        <draw:line draw:style-name="gr8" draw:text-style-name="P6" draw:layer="layout" svg:x1="6.625cm" svg:y1="7.534cm" svg:x2="14.883cm" svg:y2="7.517cm">
          <text:p/>
        </draw:line>
        <draw:line draw:style-name="gr8" draw:text-style-name="P6" draw:layer="layout" svg:x1="6.676cm" svg:y1="6.441cm" svg:x2="6.676cm" svg:y2="7.551cm">
          <text:p/>
        </draw:line>
        <draw:frame draw:style-name="gr21" draw:text-style-name="P8" draw:layer="layout" svg:width="1.297cm" svg:height="0.962cm" svg:x="10.812cm" svg:y="6.674cm">
          <draw:text-box>
            <text:p><text:span text:style-name="T4">τ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éville Thierry</meta:initial-creator>
    <meta:creation-date>2018-07-12T08:13:18.456892435</meta:creation-date>
    <dc:date>2022-04-12T17:25:24.407950509</dc:date>
    <dc:creator>Viéville Thierry</dc:creator>
    <meta:editing-duration>PT1H17M14S</meta:editing-duration>
    <meta:editing-cycles>29</meta:editing-cycles>
    <meta:generator>LibreOffice/7.2.6.2$Linux_X86_64 LibreOffice_project/20$Build-2</meta:generator>
    <meta:document-statistic meta:object-count="33"/>
  </office:meta>
</office:document-meta>
</file>